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0.0346in solid #000000" fo:border-top="0.0346in solid #000000"/>
    </style:style>
    <style:style style:name="ce2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0.0346in solid #000000" fo:border-top="none"/>
    </style:style>
    <style:style style:name="ce3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0.0346in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6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  <style:style style:name="ce8" style:family="table-cell" style:parent-style-name="Default">
      <style:table-cell-properties fo:border="none" fo:padding-bottom="0.0193in" fo:padding-left="0.0138in" fo:padding-right="0.0138in" fo:padding-top="0.0193in"/>
    </style:style>
    <style:style style:name="ce9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10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1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13" style:family="table-cell" style:parent-style-name="Default" style:data-style-name="N1">
      <style:table-cell-properties fo:padding-bottom="0.0193in" fo:padding-left="0.0138in" fo:padding-right="0.0138in" fo:padding-top="0.0193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2" table:default-cell-style-name="ce1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1"/>
          <table:table-cell/>
        </table:table-row>
        <table:table-row table:style-name="ro2">
          <table:table-cell table:number-columns-repeated="2"/>
          <table:table-cell table:style-name="Default"/>
          <table:table-cell table:style-name="ce4" office:value-type="string" table:number-columns-spanned="3" table:number-rows-spanned="1">
            <text:p>Endstop A</text:p>
          </table:table-cell>
          <table:covered-table-cell table:style-name="ce7"/>
          <table:covered-table-cell table:style-name="ce10"/>
          <table:table-cell table:style-name="ce4" office:value-type="string" table:number-columns-spanned="3" table:number-rows-spanned="1">
            <text:p>Endstop B</text:p>
          </table:table-cell>
          <table:covered-table-cell table:style-name="ce7"/>
          <table:covered-table-cell table:style-name="ce10"/>
          <table:table-cell table:style-name="ce4" office:value-type="string" table:number-columns-spanned="3" table:number-rows-spanned="1">
            <text:p>Zero</text:p>
          </table:table-cell>
          <table:covered-table-cell table:style-name="ce7"/>
          <table:covered-table-cell table:style-name="ce10"/>
          <table:table-cell table:style-name="Default" office:value-type="string">
            <text:p>Slope</text:p>
          </table:table-cell>
          <table:table-cell office:value-type="string">
            <text:p>offset</text:p>
          </table:table-cell>
        </table:table-row>
        <table:table-row table:style-name="ro2">
          <table:table-cell table:number-columns-repeated="2"/>
          <table:table-cell table:style-name="ce1" office:value-type="string">
            <text:p>DOFs</text:p>
          </table:table-cell>
          <table:table-cell office:value-type="string">
            <text:p>CAD</text:p>
          </table:table-cell>
          <table:table-cell office:value-type="string">
            <text:p>Measure</text:p>
          </table:table-cell>
          <table:table-cell office:value-type="string">
            <text:p>Pot Val</text:p>
          </table:table-cell>
          <table:table-cell office:value-type="string">
            <text:p>CAD</text:p>
          </table:table-cell>
          <table:table-cell office:value-type="string">
            <text:p>Measure</text:p>
          </table:table-cell>
          <table:table-cell office:value-type="string">
            <text:p>Pot Val</text:p>
          </table:table-cell>
          <table:table-cell office:value-type="string">
            <text:p>CAD</text:p>
          </table:table-cell>
          <table:table-cell office:value-type="string">
            <text:p>Measure</text:p>
          </table:table-cell>
          <table:table-cell office:value-type="string">
            <text:p>Pot Va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_HFE</text:p>
          </table:table-cell>
          <table:table-cell office:value-type="float" office:value="-30">
            <text:p>-30</text:p>
          </table:table-cell>
          <table:table-cell table:formula="of:=-14.3-15.5" office:value-type="float" office:value="-29.8">
            <text:p>-29.8</text:p>
          </table:table-cell>
          <table:table-cell office:value-type="float" office:value="-11134">
            <text:p>-11134</text:p>
          </table:table-cell>
          <table:table-cell office:value-type="float" office:value="90">
            <text:p>90</text:p>
          </table:table-cell>
          <table:table-cell table:formula="of:=105.8-15.5" office:value-type="float" office:value="90.3">
            <text:p>90.3</text:p>
          </table:table-cell>
          <table:table-cell office:value-type="float" office:value="25593">
            <text:p>25593</text:p>
          </table:table-cell>
          <table:table-cell table:number-columns-repeated="2" office:value-type="float" office:value="0">
            <text:p>0</text:p>
          </table:table-cell>
          <table:table-cell office:value-type="float" office:value="-2397">
            <text:p>-2397</text:p>
          </table:table-cell>
          <table:table-cell table:formula="of:=([.I5]-[.F5])/(([.H5]-[.E5])/180*3.1415)" office:value-type="float" office:value="17521.7665049935">
            <text:p>17522</text:p>
          </table:table-cell>
          <table:table-cell table:formula="of:=-([.K5]/180*3.1415)*[.M5]+[.L5]" office:value-type="float" office:value="-2397">
            <text:p>-2397</text:p>
          </table:table-cell>
        </table:table-row>
        <table:table-row table:style-name="ro2">
          <table:table-cell table:number-columns-repeated="2"/>
          <table:table-cell office:value-type="string">
            <text:p>L_HAA</text:p>
          </table:table-cell>
          <table:table-cell office:value-type="float" office:value="-30">
            <text:p>-30</text:p>
          </table:table-cell>
          <table:table-cell office:value-type="float" office:value="-30.1">
            <text:p>-30.1</text:p>
          </table:table-cell>
          <table:table-cell office:value-type="float" office:value="-16585">
            <text:p>-16585</text:p>
          </table:table-cell>
          <table:table-cell office:value-type="float" office:value="15">
            <text:p>15</text:p>
          </table:table-cell>
          <table:table-cell office:value-type="float" office:value="14.5">
            <text:p>14.5</text:p>
          </table:table-cell>
          <table:table-cell office:value-type="float" office:value="-30079">
            <text:p>-30079</text:p>
          </table:table-cell>
          <table:table-cell table:number-columns-repeated="2" office:value-type="float" office:value="0">
            <text:p>0</text:p>
          </table:table-cell>
          <table:table-cell office:value-type="float" office:value="-25543">
            <text:p>-25543</text:p>
          </table:table-cell>
          <table:table-cell table:formula="of:=([.I6]-[.F6])/(([.H6]-[.E6])/180*3.1415)" office:value-type="float" office:value="-17335.6962234915">
            <text:p>-17336</text:p>
          </table:table-cell>
          <table:table-cell table:formula="of:=-([.K6]/180*3.1415)*[.M6]+[.L6]" office:value-type="float" office:value="-25543">
            <text:p>-25543</text:p>
          </table:table-cell>
        </table:table-row>
        <table:table-row table:style-name="ro2">
          <table:table-cell table:number-columns-repeated="2"/>
          <table:table-cell office:value-type="string">
            <text:p>L_HR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table:formula="of:=([.I7]-[.F7])/(([.H7]-[.E7])/180*3.1415)" office:value-type="float" office:value="0">
            <text:p>#DIV/0!</text:p>
          </table:table-cell>
          <table:table-cell table:formula="of:=-([.K7]/180*3.1415)*[.M7]+[.L7]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office:value-type="string">
            <text:p>L_KFE</text:p>
          </table:table-cell>
          <table:table-cell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27012">
            <text:p>27012</text:p>
          </table:table-cell>
          <table:table-cell office:value-type="float" office:value="119">
            <text:p>119</text:p>
          </table:table-cell>
          <table:table-cell office:value-type="float" office:value="118.8">
            <text:p>118.8</text:p>
          </table:table-cell>
          <table:table-cell office:value-type="float" office:value="-11507">
            <text:p>-11507</text:p>
          </table:table-cell>
          <table:table-cell table:number-columns-repeated="2" office:value-type="float" office:value="60">
            <text:p>60</text:p>
          </table:table-cell>
          <table:table-cell office:value-type="float" office:value="7706">
            <text:p>7706</text:p>
          </table:table-cell>
          <table:table-cell table:formula="of:=([.I8]-[.F8])/(([.H8]-[.E8])/180*3.1415)" office:value-type="float" office:value="-18453.52192597">
            <text:p>-18454</text:p>
          </table:table-cell>
          <table:table-cell table:formula="of:=-([.K8]/180*3.1415)*[.M8]+[.L8]" office:value-type="float" office:value="27029.9130434783">
            <text:p>27029.9130434783</text:p>
          </table:table-cell>
        </table:table-row>
        <table:table-row table:style-name="ro2">
          <table:table-cell table:number-columns-repeated="2"/>
          <table:table-cell office:value-type="string">
            <text:p>L_AR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table:formula="of:=([.I9]-[.F9])/(([.H9]-[.E9])/180*3.1415)" office:value-type="float" office:value="0">
            <text:p>#DIV/0!</text:p>
          </table:table-cell>
          <table:table-cell table:formula="of:=-([.K9]/180*3.1415)*[.M9]+[.L9]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office:value-type="string">
            <text:p>L_AFE</text:p>
          </table:table-cell>
          <table:table-cell office:value-type="float" office:value="40">
            <text:p>40</text:p>
          </table:table-cell>
          <table:table-cell office:value-type="float" office:value="41.4">
            <text:p>41.4</text:p>
          </table:table-cell>
          <table:table-cell office:value-type="float" office:value="11570">
            <text:p>11570</text:p>
          </table:table-cell>
          <table:table-cell office:value-type="float" office:value="-30">
            <text:p>-30</text:p>
          </table:table-cell>
          <table:table-cell office:value-type="float" office:value="-29.6">
            <text:p>-29.6</text:p>
          </table:table-cell>
          <table:table-cell office:value-type="float" office:value="-10285">
            <text:p>-10285</text:p>
          </table:table-cell>
          <table:table-cell table:number-columns-repeated="2" office:value-type="float" office:value="0">
            <text:p>0</text:p>
          </table:table-cell>
          <table:table-cell office:value-type="float" office:value="-705">
            <text:p>-705</text:p>
          </table:table-cell>
          <table:table-cell table:formula="of:=([.I10]-[.F10])/(([.H10]-[.E10])/180*3.1415)" office:value-type="float" office:value="17637.1294774856">
            <text:p>17637</text:p>
          </table:table-cell>
          <table:table-cell table:formula="of:=-([.K10]/180*3.1415)*[.M10]+[.L10]" office:value-type="float" office:value="-705">
            <text:p>-705</text:p>
          </table:table-cell>
        </table:table-row>
        <table:table-row table:style-name="ro2">
          <table:table-cell table:number-columns-repeated="2"/>
          <table:table-cell office:value-type="string">
            <text:p>L_AAA</text:p>
          </table:table-cell>
          <table:table-cell office:value-type="float" office:value="15">
            <text:p>15</text:p>
          </table:table-cell>
          <table:table-cell office:value-type="float" office:value="15.7">
            <text:p>15.7</text:p>
          </table:table-cell>
          <table:table-cell office:value-type="float" office:value="-2645">
            <text:p>-2645</text:p>
          </table:table-cell>
          <table:table-cell office:value-type="float" office:value="-15">
            <text:p>-15</text:p>
          </table:table-cell>
          <table:table-cell office:value-type="float" office:value="-15.6">
            <text:p>-15.6</text:p>
          </table:table-cell>
          <table:table-cell office:value-type="float" office:value="7330">
            <text:p>7330</text:p>
          </table:table-cell>
          <table:table-cell table:number-columns-repeated="2" office:value-type="float" office:value="0">
            <text:p>0</text:p>
          </table:table-cell>
          <table:table-cell office:value-type="float" office:value="2280">
            <text:p>2280</text:p>
          </table:table-cell>
          <table:table-cell table:formula="of:=([.I11]-[.F11])/(([.H11]-[.E11])/180*3.1415)" office:value-type="float" office:value="-18260.1360026727">
            <text:p>-18260</text:p>
          </table:table-cell>
          <table:table-cell table:formula="of:=-([.K11]/180*3.1415)*[.M11]+[.L11]" office:value-type="float" office:value="2280">
            <text:p>2280</text:p>
          </table:table-cell>
        </table:table-row>
        <table:table-row table:style-name="ro2">
          <table:table-cell table:number-columns-repeated="2"/>
          <table:table-cell office:value-type="string">
            <text:p>R_HFE</text:p>
          </table:table-cell>
          <table:table-cell office:value-type="float" office:value="-30">
            <text:p>-30</text:p>
          </table:table-cell>
          <table:table-cell table:formula="of:=-14.5-15.5" office:value-type="float" office:value="-30">
            <text:p>-30</text:p>
          </table:table-cell>
          <table:table-cell office:value-type="float" office:value="-24028">
            <text:p>-24028</text:p>
          </table:table-cell>
          <table:table-cell office:value-type="float" office:value="90">
            <text:p>90</text:p>
          </table:table-cell>
          <table:table-cell table:formula="of:=101.5-15.5" office:value-type="float" office:value="86">
            <text:p>86</text:p>
          </table:table-cell>
          <table:table-cell office:value-type="float" office:value="12463">
            <text:p>12463</text:p>
          </table:table-cell>
          <table:table-cell table:number-columns-repeated="2" office:value-type="float" office:value="0">
            <text:p>0</text:p>
          </table:table-cell>
          <table:table-cell office:value-type="float" office:value="-14644">
            <text:p>-14644</text:p>
          </table:table-cell>
          <table:table-cell table:formula="of:=([.I12]-[.F12])/(([.H12]-[.E12])/180*3.1415)" office:value-type="float" office:value="18024.4996075892">
            <text:p>18024</text:p>
          </table:table-cell>
          <table:table-cell table:formula="of:=-([.K12]/180*3.1415)*[.M12]+[.L12]" office:value-type="float" office:value="-14644">
            <text:p>-14644</text:p>
          </table:table-cell>
        </table:table-row>
        <table:table-row table:style-name="ro2">
          <table:table-cell table:number-columns-repeated="2"/>
          <table:table-cell office:value-type="string">
            <text:p>R_HAA</text:p>
          </table:table-cell>
          <table:table-cell office:value-type="float" office:value="-30">
            <text:p>-30</text:p>
          </table:table-cell>
          <table:table-cell office:value-type="float" office:value="-30.1">
            <text:p>-30.1</text:p>
          </table:table-cell>
          <table:table-cell office:value-type="float" office:value="15052">
            <text:p>15052</text:p>
          </table:table-cell>
          <table:table-cell office:value-type="float" office:value="15">
            <text:p>15</text:p>
          </table:table-cell>
          <table:table-cell office:value-type="float" office:value="14.6">
            <text:p>14.6</text:p>
          </table:table-cell>
          <table:table-cell office:value-type="float" office:value="1335">
            <text:p>1335</text:p>
          </table:table-cell>
          <table:table-cell table:number-columns-repeated="2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formula="of:=([.I13]-[.F13])/(([.H13]-[.E13])/180*3.1415)" office:value-type="float" office:value="-17582.7603408366">
            <text:p>-17583</text:p>
          </table:table-cell>
          <table:table-cell table:formula="of:=-([.K13]/180*3.1415)*[.M13]+[.L13]" office:value-type="float" office:value="5975">
            <text:p>5975</text:p>
          </table:table-cell>
        </table:table-row>
        <table:table-row table:style-name="ro2">
          <table:table-cell table:number-columns-repeated="2"/>
          <table:table-cell office:value-type="string">
            <text:p>R_HR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table:formula="of:=([.I14]-[.F14])/(([.H14]-[.E14])/180*3.1415)" office:value-type="float" office:value="0">
            <text:p>#DIV/0!</text:p>
          </table:table-cell>
          <table:table-cell table:formula="of:=-([.K14]/180*3.1415)*[.M14]+[.L14]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office:value-type="string">
            <text:p>R_KFE</text:p>
          </table:table-cell>
          <table:table-cell office:value-type="float" office:value="-1">
            <text:p>-1</text:p>
          </table:table-cell>
          <table:table-cell office:value-type="float" office:value="-1.3">
            <text:p>-1.3</text:p>
          </table:table-cell>
          <table:table-cell office:value-type="float" office:value="13111">
            <text:p>13111</text:p>
          </table:table-cell>
          <table:table-cell office:value-type="float" office:value="119">
            <text:p>119</text:p>
          </table:table-cell>
          <table:table-cell table:formula="of:=90+28.3" office:value-type="float" office:value="118.3">
            <text:p>118.3</text:p>
          </table:table-cell>
          <table:table-cell office:value-type="float" office:value="-24278">
            <text:p>-24278</text:p>
          </table:table-cell>
          <table:table-cell table:number-columns-repeated="2" office:value-type="float" office:value="60">
            <text:p>60</text:p>
          </table:table-cell>
          <table:table-cell office:value-type="float" office:value="-6051">
            <text:p>-6051</text:p>
          </table:table-cell>
          <table:table-cell table:formula="of:=([.I15]-[.F15])/(([.H15]-[.E15])/180*3.1415)" office:value-type="float" office:value="-17912.1662371841">
            <text:p>-17912</text:p>
          </table:table-cell>
          <table:table-cell table:formula="of:=-([.K15]/180*3.1415)*[.M15]+[.L15]" office:value-type="float" office:value="12706.0234113712">
            <text:p>12706.0234113712</text:p>
          </table:table-cell>
        </table:table-row>
        <table:table-row table:style-name="ro2">
          <table:table-cell table:number-columns-repeated="2"/>
          <table:table-cell office:value-type="string">
            <text:p>R_AR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table:formula="of:=([.I16]-[.F16])/(([.H16]-[.E16])/180*3.1415)" office:value-type="float" office:value="0">
            <text:p>#DIV/0!</text:p>
          </table:table-cell>
          <table:table-cell table:formula="of:=-([.K16]/180*3.1415)*[.M16]+[.L16]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office:value-type="string">
            <text:p>R_AFE</text:p>
          </table:table-cell>
          <table:table-cell office:value-type="float" office:value="40">
            <text:p>40</text:p>
          </table:table-cell>
          <table:table-cell office:value-type="float" office:value="39.8">
            <text:p>39.8</text:p>
          </table:table-cell>
          <table:table-cell office:value-type="float" office:value="2840">
            <text:p>2840</text:p>
          </table:table-cell>
          <table:table-cell office:value-type="float" office:value="-30">
            <text:p>-30</text:p>
          </table:table-cell>
          <table:table-cell office:value-type="float" office:value="-30.7">
            <text:p>-30.7</text:p>
          </table:table-cell>
          <table:table-cell office:value-type="float" office:value="-19424">
            <text:p>-19424</text:p>
          </table:table-cell>
          <table:table-cell table:number-columns-repeated="2" office:value-type="float" office:value="0">
            <text:p>0</text:p>
          </table:table-cell>
          <table:table-cell office:value-type="float" office:value="-9635">
            <text:p>-9635</text:p>
          </table:table-cell>
          <table:table-cell table:formula="of:=([.I17]-[.F17])/(([.H17]-[.E17])/180*3.1415)" office:value-type="float" office:value="18094.6220974531">
            <text:p>18095</text:p>
          </table:table-cell>
          <table:table-cell table:formula="of:=-([.K17]/180*3.1415)*[.M17]+[.L17]" office:value-type="float" office:value="-9635">
            <text:p>-9635</text:p>
          </table:table-cell>
        </table:table-row>
        <table:table-row table:style-name="ro2">
          <table:table-cell table:number-columns-repeated="2"/>
          <table:table-cell office:value-type="string">
            <text:p>R_AAA</text:p>
          </table:table-cell>
          <table:table-cell office:value-type="float" office:value="15">
            <text:p>15</text:p>
          </table:table-cell>
          <table:table-cell office:value-type="float" office:value="14.8">
            <text:p>14.8</text:p>
          </table:table-cell>
          <table:table-cell office:value-type="float" office:value="-3732">
            <text:p>-3732</text:p>
          </table:table-cell>
          <table:table-cell office:value-type="float" office:value="-15">
            <text:p>-15</text:p>
          </table:table-cell>
          <table:table-cell office:value-type="float" office:value="-15.5">
            <text:p>-15.5</text:p>
          </table:table-cell>
          <table:table-cell office:value-type="float" office:value="6208">
            <text:p>6208</text:p>
          </table:table-cell>
          <table:table-cell table:number-columns-repeated="2" office:value-type="float" office:value="0">
            <text:p>0</text:p>
          </table:table-cell>
          <table:table-cell office:value-type="float" office:value="1381">
            <text:p>1381</text:p>
          </table:table-cell>
          <table:table-cell table:formula="of:=([.I18]-[.F18])/(([.H18]-[.E18])/180*3.1415)" office:value-type="float" office:value="-18796.5955596037">
            <text:p>-18797</text:p>
          </table:table-cell>
          <table:table-cell table:formula="of:=-([.K18]/180*3.1415)*[.M18]+[.L18]" office:value-type="float" office:value="1381">
            <text:p>1381</text:p>
          </table:table-cell>
        </table:table-row>
        <table:table-row table:style-name="ro2">
          <table:table-cell table:number-columns-repeated="2"/>
          <table:table-cell office:value-type="string">
            <text:p>B_TFE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table:formula="of:=([.I19]-[.F19])/(([.H19]-[.E19])/180*3.1415)" office:value-type="float" office:value="0">
            <text:p>#DIV/0!</text:p>
          </table:table-cell>
          <table:table-cell table:formula="of:=-([.K19]/180*3.1415)*[.M19]+[.L19]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office:value-type="string">
            <text:p>B_TAA</text:p>
          </table:table-cell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table:formula="of:=([.I20]-[.F20])/(([.H20]-[.E20])/180*3.1415)" office:value-type="float" office:value="0">
            <text:p>#DIV/0!</text:p>
          </table:table-cell>
          <table:table-cell table:formula="of:=-([.K20]/180*3.1415)*[.M20]+[.L20]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style-name="ce3" office:value-type="string">
            <text:p>B_TR</text:p>
          </table:table-cell>
          <table:table-cell table:style-name="ce6"/>
          <table:table-cell table:style-name="ce9"/>
          <table:table-cell table:style-name="ce12"/>
          <table:table-cell table:style-name="ce6"/>
          <table:table-cell table:style-name="ce9"/>
          <table:table-cell table:style-name="ce12"/>
          <table:table-cell table:style-name="ce6"/>
          <table:table-cell table:style-name="ce9"/>
          <table:table-cell table:style-name="ce12"/>
          <table:table-cell table:formula="of:=([.I21]-[.F21])/(([.H21]-[.E21])/180*3.1415)" office:value-type="float" office:value="0">
            <text:p>#DIV/0!</text:p>
          </table:table-cell>
          <table:table-cell table:formula="of:=-([.K21]/180*3.1415)*[.M21]+[.L21]" office:value-type="float" office:value="0">
            <text:p>#DIV/0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3/04/2013</text:date>, <text:time>16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dovic Righetti</meta:initial-creator>
    <meta:creation-date>2013-03-04T11:59:27</meta:creation-date>
    <dc:date>2013-03-04T16:50:11</dc:date>
    <dc:creator>Ludovic Righetti</dc:creator>
    <meta:editing-duration>PT04H50M44S</meta:editing-duration>
    <meta:editing-cycles>42</meta:editing-cycles>
    <meta:generator>OpenOffice.org/3.2$Unix OpenOffice.org_project/320m12$Build-9483</meta:generator>
    <meta:document-statistic meta:table-count="3" meta:cell-count="198" meta:object-count="0"/>
  </office:meta>
</office:document-meta>
</file>